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tandard">
      <style:text-properties officeooo:rsid="0009dc81" officeooo:paragraph-rsid="0009dc81"/>
    </style:style>
    <style:style style:name="P2" style:family="paragraph" style:parent-style-name="Standard">
      <style:text-properties style:font-name="Comic Sans MS" fo:font-style="italic" officeooo:rsid="0009dc81" officeooo:paragraph-rsid="0009dc81" style:font-style-asian="italic" style:font-style-complex="italic"/>
    </style:style>
    <style:style style:name="P3" style:family="paragraph" style:parent-style-name="Heading">
      <style:text-properties fo:font-weight="bold" style:font-weight-asian="bold" style:font-weight-complex="bold"/>
    </style:style>
    <style:style style:name="P4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Heading">
      <style:text-properties fo:color="#ed1c24" fo:font-size="22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ante Alighieri - Divina Commedia (XIV secolo)</text:p>
      <text:p text:style-name="P5">Hell</text:p>
      <text:p text:style-name="P3">First Song</text:p>
      <text:p text:style-name="P1"/>
      <text:p text:style-name="P2">in the middle of our life's path<text:line-break/>I found myself in a dark forest,<text:line-break/>as the straightway was lost.</text:p>
      <text:p text:style-name="P2"/>
      <text:p text:style-name="P2">Ahi quanto a dir qual era è cosa dura<text:line-break/>esta selva selvaggia e aspra e forte<text:line-break/>che nel pensier rinova la paura!</text:p>
      <text:p text:style-name="P2"/>
      <text:p text:style-name="P2">Tant’è amara che poco è più morte;<text:line-break/>ma per trattar del ben ch’i’ vi trovai,<text:line-break/>dirò de l’altre cose ch’i’ v’ ho scorte.</text:p>
      <text:p text:style-name="P2"/>
      <text:p text:style-name="P2">Io non so ben ridir com’i’ v’intrai,<text:line-break/>tant’era pien di sonno a quel punto<text:line-break/>che la verace via abbandonai.</text:p>
      <text:p text:style-name="P2"/>
      <text:p text:style-name="P2">Ma poi ch’i’ fui al piè d’un colle giunto,<text:line-break/>là dove terminava quella valle<text:line-break/>che m’avea di paura il cor compunto,</text:p>
      <text:p text:style-name="P2"/>
      <text:p text:style-name="P2">guardai in alto e vidi le sue spalle<text:line-break/>vestite già de’ raggi del pianeta<text:line-break/>che mena dritto altrui per ogne calle.</text:p>
      <text:p text:style-name="P2"/>
      <text:p text:style-name="P2">Allor fu la paura un poco queta,<text:line-break/>che nel lago del cor m’era durata<text:line-break/>la notte ch’i’ passai con tanta pieta.</text:p>
      <text:p text:style-name="P2"/>
      <text:p text:style-name="P2">E come quei che con lena affannata,<text:line-break/>uscito fuor del pelago a la riva,<text:line-break/>si volge a l’acqua perigliosa e guata,</text:p>
      <text:p text:style-name="P2"/>
      <text:p text:style-name="P2">così l’animo mio, ch’ancor fuggiva,<text:line-break/>si volse a retro a rimirar lo passo<text:line-break/>che non lasciò già mai persona viva.</text:p>
      <text:p text:style-name="P2"/>
      <text:p text:style-name="P2"><text:soft-page-break/>Poi ch’èi posato un poco il corpo lasso,<text:line-break/>ripresi via per la piaggia diserta,<text:line-break/>sì che ’l piè fermo sempre era ’l più basso.</text:p>
      <text:p text:style-name="P2"/>
      <text:p text:style-name="P2">Ed ecco, quasi al cominciar de l'erta,<text:line-break/>una lonza leggera e presta molto,<text:line-break/>che di pel macolato era coverta;</text:p>
      <text:p text:style-name="P2"/>
      <text:p text:style-name="P2">e non mi si partia dinanzi al volto,<text:line-break/>anzi ’mpediva tanto il mio cammino,<text:line-break/>ch’i’ fui per ritornar più volte vòlto.</text:p>
      <text:p text:style-name="P2"/>
      <text:p text:style-name="P2">Temp’era dal principio del mattino,<text:line-break/>e ’l sol montava ’n sù con quelle stelle<text:line-break/>ch’eran con lui quando l’amor divino</text:p>
      <text:p text:style-name="P2"/>
      <text:p text:style-name="P2">mosse di prima quelle cose belle;<text:line-break/>sì ch’a bene sperar m’era cagione<text:line-break/>di quella fiera a la gaetta pelle</text:p>
      <text:p text:style-name="P2"/>
      <text:p text:style-name="P2">l’ora del tempo e la dolce stagione;<text:line-break/>ma non sì che paura non mi desse<text:line-break/>la vista che m'apparve d'un leone.</text:p>
      <text:p text:style-name="P2"/>
      <text:p text:style-name="P2">Questi parea che contra me venisse<text:line-break/>con la test’alta e con rabbiosa fame,<text:line-break/>sì che parea che l’aere ne tremesse.</text:p>
      <text:p text:style-name="P2"/>
      <text:p text:style-name="P2">Ed una lupa, che di tutte brame<text:line-break/>sembiava carca ne la sua magrezza,<text:line-break/>e molte genti fé già viver grame,</text:p>
      <text:p text:style-name="P2"/>
      <text:p text:style-name="P2">questa mi porse tanto di gravezza<text:line-break/>con la paura ch’uscia di sua vista,<text:line-break/>ch’io perdei la speranza de l’altezza.</text:p>
      <text:p text:style-name="P2"/>
      <text:p text:style-name="P2">E qual è quei che volontieri acquista,<text:line-break/>e giugne ’l tempo che perder lo face,<text:line-break/>che ’n tutti suoi pensier piange e s’attrista;</text:p>
      <text:p text:style-name="P2"/>
      <text:p text:style-name="P2">tal mi fece la bestia sanza pace,<text:line-break/>che, venendomi ’ncontro, a poco a poco<text:line-break/>mi ripigneva là dove ’l sol tace.</text:p>
      <text:p text:style-name="P2"><text:soft-page-break/></text:p>
      <text:p text:style-name="P2">Mentre ch’i’ rovinava in basso loco,<text:line-break/>dinanzi a li occhi mi si fu offerto<text:line-break/>chi per lungo silenzio parea fioco.</text:p>
      <text:p text:style-name="P2"/>
      <text:p text:style-name="P2">Quando vidi costui nel gran diserto,<text:line-break/>"Miserere di me", gridai a lui,<text:line-break/>"qual che tu sii, od ombra od omo certo!".</text:p>
      <text:p text:style-name="P2"/>
      <text:p text:style-name="P2">Rispuosemi: "Non omo, omo già fui,<text:line-break/>e li parenti miei furon lombardi,<text:line-break/>mantoani per patrïa ambedui.</text:p>
      <text:p text:style-name="P2"/>
      <text:p text:style-name="P2">Nacqui sub Iulio, ancor che fosse tardi,<text:line-break/>e vissi a Roma sotto ’l buono Augusto<text:line-break/>nel tempo de li dèi falsi e bugiardi.</text:p>
      <text:p text:style-name="P2"/>
      <text:p text:style-name="P2">Poeta fui, e cantai di quel giusto<text:line-break/>figliuol d’Anchise che venne di Troia,<text:line-break/>poi che ’l superbo Ilïón fu combusto.</text:p>
      <text:p text:style-name="P2"/>
      <text:p text:style-name="P2">Ma tu perché ritorni a tanta noia?<text:line-break/>perché non sali il dilettoso monte<text:line-break/>ch’è principio e cagion di tutta gioia?".</text:p>
      <text:p text:style-name="P2"/>
      <text:p text:style-name="P2">"Or se’ tu quel Virgilio e quella fonte<text:line-break/>che spandi di parlar sì largo fiume?",<text:line-break/>rispuos’io lui con vergognosa fronte.</text:p>
      <text:p text:style-name="P2"/>
      <text:p text:style-name="P2">"O de li altri poeti onore e lume,<text:line-break/>vagliami ’l lungo studio e ’l grande amore<text:line-break/>che m’ ha fatto cercar lo tuo volume.</text:p>
      <text:p text:style-name="P2"/>
      <text:p text:style-name="P2">Tu se’ lo mio maestro e ’l mio autore,<text:line-break/>tu se’ solo colui da cu’ io tolsi<text:line-break/>lo bello stilo che m’ ha fatto onore.</text:p>
      <text:p text:style-name="P2"/>
      <text:p text:style-name="P2">Vedi la bestia per cu’ io mi volsi;<text:line-break/>aiutami da lei, famoso saggio,<text:line-break/>ch’ella mi fa tremar le vene e i polsi".</text:p>
      <text:p text:style-name="P2"/>
      <text:p text:style-name="P2"><text:soft-page-break/>"A te convien tenere altro vïaggio",<text:line-break/>rispuose, poi che lagrimar mi vide,<text:line-break/>"se vuo’ campar d’esto loco selvaggio;</text:p>
      <text:p text:style-name="P2"/>
      <text:p text:style-name="P2">ché questa bestia, per la qual tu gride,<text:line-break/>non lascia altrui passar per la sua via,<text:line-break/>ma tanto lo ’mpedisce che l’uccide;</text:p>
      <text:p text:style-name="P2"/>
      <text:p text:style-name="P2">e ha natura sì malvagia e ria,<text:line-break/>che mai non empie la bramosa voglia,<text:line-break/>e dopo ’l pasto ha più fame che pria.</text:p>
      <text:p text:style-name="P2"/>
      <text:p text:style-name="P2">Molti son li animali a cui s’ammoglia,<text:line-break/>e più saranno ancora, infin che ’l veltro<text:line-break/>verrà, che la farà morir con doglia.</text:p>
      <text:p text:style-name="P2"/>
      <text:p text:style-name="P2">Questi non ciberà terra né peltro,<text:line-break/>ma sapïenza, amore e virtute,<text:line-break/>e sua nazion sarà tra feltro e feltro.</text:p>
      <text:p text:style-name="P2"/>
      <text:p text:style-name="P2">Di quella umile Italia fia salute<text:line-break/>per cui morì la vergine Cammilla,<text:line-break/>Eurialo e Turno e Niso di ferute.</text:p>
      <text:p text:style-name="P2"/>
      <text:p text:style-name="P2">Questi la caccerà per ogne villa,<text:line-break/>fin che l’avrà rimessa ne lo ’nferno,<text:line-break/>là onde ’nvidia prima dipartilla.</text:p>
      <text:p text:style-name="P2"/>
      <text:p text:style-name="P2">Ond’io per lo tuo me’ penso e discerno<text:line-break/>che tu mi segui, e io sarò tua guida,<text:line-break/>e trarrotti di qui per loco etterno;</text:p>
      <text:p text:style-name="P2"/>
      <text:p text:style-name="P2">ove udirai le disperate strida,<text:line-break/>vedrai li antichi spiriti dolenti,<text:line-break/>ch’a la seconda morte ciascun grida;</text:p>
      <text:p text:style-name="P2"/>
      <text:p text:style-name="P2">e vederai color che son contenti<text:line-break/>nel foco, perché speran di venire<text:line-break/>quando che sia a le beate genti.</text:p>
      <text:p text:style-name="P2"/>
      <text:p text:style-name="P2">A le quai poi se tu vorrai salire,<text:line-break/>anima fia a ciò più di me degna:<text:line-break/>con lei ti lascerò nel mio partire;</text:p>
      <text:p text:style-name="P2"><text:soft-page-break/></text:p>
      <text:p text:style-name="P2">ché quello imperador che là sù regna,<text:line-break/>perch’i’ fu’ ribellante a la sua legge,<text:line-break/>non vuol che ’n sua città per me si vegna.</text:p>
      <text:p text:style-name="P2"/>
      <text:p text:style-name="P2">In tutte parti impera e quivi regge;<text:line-break/>quivi è la sua città e l’alto seggio:<text:line-break/>oh felice colui cu’ ivi elegge!".</text:p>
      <text:p text:style-name="P2"/>
      <text:p text:style-name="P2">E io a lui: "Poeta, io ti richeggio<text:line-break/>per quello Dio che tu non conoscesti,<text:line-break/>acciò ch’io fugga questo male e peggio,</text:p>
      <text:p text:style-name="P2"/>
      <text:p text:style-name="P2">che tu mi meni là dov’or dicesti,<text:line-break/>sì ch’io veggia la porta di san Pietro<text:line-break/>e color cui tu fai cotanto mesti".</text:p>
      <text:p text:style-name="P2"/>
      <text:p text:style-name="P2">Allor si mosse, e io li tenni dietr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Lucida Sans Unicode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Lucida Sans Unicode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2T06:42:11.634740930</meta:creation-date>
    <dc:date>2017-09-29T11:15:50.245718091</dc:date>
    <meta:editing-duration>PT8M3S</meta:editing-duration>
    <meta:editing-cycles>2</meta:editing-cycles>
    <meta:generator>LibreOffice/5.4.1.2.0$Linux_X86_64 LibreOffice_project/40m0$Build-2</meta:generator>
    <dc:creator>Marina Latini</dc:creator>
    <meta:document-statistic meta:table-count="0" meta:image-count="0" meta:object-count="0" meta:page-count="5" meta:paragraph-count="49" meta:word-count="955" meta:character-count="4996" meta:non-whitespace-character-count="4090"/>
  </office:meta>
</office:document-meta>
</file>